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Text_20_body">
      <style:paragraph-properties fo:text-align="start" style:justify-single-word="false"/>
      <style:text-properties officeooo:rsid="00a72f73"/>
    </style:style>
    <style:style style:name="P90" style:family="paragraph" style:parent-style-name="Text_20_body">
      <style:paragraph-properties fo:text-align="start" style:justify-single-word="false"/>
      <style:text-properties officeooo:rsid="0196eae4" officeooo:paragraph-rsid="01a40745"/>
    </style:style>
    <style:style style:name="P91" style:family="paragraph" style:parent-style-name="Text_20_body">
      <style:paragraph-properties fo:text-align="start" style:justify-single-word="false"/>
      <style:text-properties officeooo:rsid="0237ce9b" officeooo:paragraph-rsid="00272ca0"/>
    </style:style>
    <style:style style:name="P92" style:family="paragraph" style:parent-style-name="Text_20_body">
      <style:text-properties officeooo:rsid="0237ce9b" officeooo:paragraph-rsid="0237ce9b"/>
    </style:style>
    <style:style style:name="P93" style:family="paragraph" style:parent-style-name="Text_20_body">
      <style:text-properties officeooo:rsid="023c93b0" officeooo:paragraph-rsid="023c93b0"/>
    </style:style>
    <style:style style:name="P94" style:family="paragraph" style:parent-style-name="Text_20_body">
      <style:text-properties officeooo:rsid="02499fd1" officeooo:paragraph-rsid="02499fd1"/>
    </style:style>
    <style:style style:name="P95" style:family="paragraph" style:parent-style-name="Text_20_body">
      <style:text-properties officeooo:rsid="025041f0" officeooo:paragraph-rsid="025041f0"/>
    </style:style>
    <style:style style:name="P96" style:family="paragraph" style:parent-style-name="Text_20_body">
      <style:text-properties officeooo:rsid="0254747c" officeooo:paragraph-rsid="0254747c"/>
    </style:style>
    <style:style style:name="P97" style:family="paragraph" style:parent-style-name="Text_20_body">
      <style:text-properties officeooo:rsid="0255f91c" officeooo:paragraph-rsid="0255f91c"/>
    </style:style>
    <style:style style:name="P98" style:family="paragraph" style:parent-style-name="Text_20_body">
      <style:text-properties officeooo:rsid="0258e65e" officeooo:paragraph-rsid="0258e65e"/>
    </style:style>
    <style:style style:name="P99" style:family="paragraph" style:parent-style-name="Text_20_body">
      <style:text-properties officeooo:paragraph-rsid="0258e65e"/>
    </style:style>
    <style:style style:name="P100" style:family="paragraph" style:parent-style-name="Text_20_body">
      <style:text-properties officeooo:rsid="025a7d9d" officeooo:paragraph-rsid="025a7d9d"/>
    </style:style>
    <style:style style:name="P101" style:family="paragraph" style:parent-style-name="Text_20_body">
      <style:text-properties officeooo:rsid="025ac3ec" officeooo:paragraph-rsid="025ac3ec"/>
    </style:style>
    <style:style style:name="P102" style:family="paragraph" style:parent-style-name="Text_20_body">
      <style:text-properties officeooo:paragraph-rsid="0260e200"/>
    </style:style>
    <style:style style:name="P103" style:family="paragraph" style:parent-style-name="Standard">
      <style:paragraph-properties fo:text-align="start" style:justify-single-word="false"/>
    </style:style>
    <style:style style:name="P104" style:family="paragraph" style:parent-style-name="Standard">
      <style:paragraph-properties fo:text-align="start" style:justify-single-word="false"/>
      <style:text-properties officeooo:paragraph-rsid="01449569"/>
    </style:style>
    <style:style style:name="P105" style:family="paragraph" style:parent-style-name="Table_20_Contents">
      <style:paragraph-properties fo:text-align="start" style:justify-single-word="false"/>
      <style:text-properties officeooo:paragraph-rsid="002a4180"/>
    </style:style>
    <style:style style:name="P106" style:family="paragraph" style:parent-style-name="Title">
      <style:text-properties officeooo:rsid="0200d18a" officeooo:paragraph-rsid="0200d18a"/>
    </style:style>
    <style:style style:name="P107" style:family="paragraph" style:parent-style-name="Subtitle">
      <style:text-properties officeooo:rsid="02013b4e" officeooo:paragraph-rsid="02013b4e"/>
    </style:style>
    <style:style style:name="P108" style:family="paragraph" style:parent-style-name="Text_20_body">
      <style:paragraph-properties fo:margin-left="0.4925in" fo:margin-right="0in" fo:text-indent="0in" style:auto-text-indent="false"/>
      <style:text-properties officeooo:rsid="0222914e" officeooo:paragraph-rsid="0222914e"/>
    </style:style>
    <style:style style:name="P109" style:family="paragraph" style:parent-style-name="Text_20_body">
      <style:paragraph-properties fo:margin-left="0.4925in" fo:margin-right="0in" fo:text-indent="0in" style:auto-text-indent="false"/>
      <style:text-properties officeooo:rsid="021f92a5" officeooo:paragraph-rsid="021f92a5"/>
    </style:style>
    <style:style style:name="P110" style:family="paragraph" style:parent-style-name="Text_20_body">
      <style:paragraph-properties fo:margin-left="0in" fo:margin-right="0in" fo:text-indent="0in" style:auto-text-indent="false"/>
      <style:text-properties officeooo:rsid="0222914e" officeooo:paragraph-rsid="0222914e"/>
    </style:style>
    <style:style style:name="P111" style:family="paragraph" style:parent-style-name="Contents_20_1">
      <style:paragraph-properties fo:break-before="page">
        <style:tab-stops>
          <style:tab-stop style:position="6.9252in" style:type="right" style:leader-style="dotted" style:leader-text="."/>
        </style:tab-stops>
      </style:paragraph-properties>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214f204" officeooo:paragraph-rsid="0214f204"/>
    </style:style>
    <style:style style:name="P116" style:family="paragraph" style:parent-style-name="Heading_20_1">
      <style:paragraph-properties fo:break-before="page"/>
      <style:text-properties officeooo:rsid="020ba268" officeooo:paragraph-rsid="020ba268"/>
    </style:style>
    <style:style style:name="P117" style:family="paragraph" style:parent-style-name="Heading_20_1">
      <style:paragraph-properties fo:break-before="page"/>
      <style:text-properties officeooo:rsid="0237ce9b" officeooo:paragraph-rsid="0237ce9b"/>
    </style:style>
    <style:style style:name="P118" style:family="paragraph" style:parent-style-name="Heading_20_1">
      <style:paragraph-properties fo:break-before="page"/>
      <style:text-properties officeooo:rsid="0254747c" officeooo:paragraph-rsid="0254747c"/>
    </style:style>
    <style:style style:name="P119" style:family="paragraph" style:parent-style-name="Heading_20_1">
      <style:paragraph-properties fo:break-before="page"/>
      <style:text-properties officeooo:rsid="025041f0" officeooo:paragraph-rsid="025041f0"/>
    </style:style>
    <style:style style:name="P120" style:family="paragraph" style:parent-style-name="Heading_20_1" style:list-style-name="">
      <style:paragraph-properties fo:break-before="page"/>
      <style:text-properties officeooo:rsid="02114a48" officeooo:paragraph-rsid="02114a48"/>
    </style:style>
    <style:style style:name="P121" style:family="paragraph" style:parent-style-name="Heading_20_1">
      <style:paragraph-properties fo:break-before="page"/>
      <style:text-properties officeooo:rsid="0258e65e" officeooo:paragraph-rsid="0258e65e"/>
    </style:style>
    <style:style style:name="P122" style:family="paragraph" style:parent-style-name="Heading_20_1">
      <style:paragraph-properties fo:break-before="page"/>
      <style:text-properties officeooo:rsid="01f69cb2" officeooo:paragraph-rsid="01f69cb2"/>
    </style:style>
    <style:style style:name="P123" style:family="paragraph" style:parent-style-name="Heading_20_1">
      <style:paragraph-properties fo:break-before="page"/>
      <style:text-properties officeooo:rsid="02499fd1" officeooo:paragraph-rsid="02499fd1"/>
    </style:style>
    <style:style style:name="P124" style:family="paragraph" style:parent-style-name="Heading_20_1">
      <style:paragraph-properties fo:break-before="page"/>
      <style:text-properties officeooo:rsid="021f92a5" officeooo:paragraph-rsid="021f92a5"/>
    </style:style>
    <style:style style:name="P125" style:family="paragraph" style:parent-style-name="Text_20_body" style:list-style-name="L1">
      <style:paragraph-properties fo:text-align="start" style:justify-single-word="false"/>
    </style:style>
    <style:style style:name="P126" style:family="paragraph" style:parent-style-name="Text_20_body" style:list-style-name="L1">
      <style:paragraph-properties fo:text-align="start" style:justify-single-word="false"/>
      <style:text-properties officeooo:paragraph-rsid="02073959"/>
    </style:style>
    <style:style style:name="P127" style:family="paragraph" style:parent-style-name="Text_20_body" style:list-style-name="L1">
      <style:paragraph-properties fo:text-align="start" style:justify-single-word="false"/>
      <style:text-properties officeooo:paragraph-rsid="00c9d92f"/>
    </style:style>
    <style:style style:name="P128" style:family="paragraph" style:parent-style-name="Text_20_body" style:list-style-name="L2">
      <style:paragraph-properties fo:text-align="start" style:justify-single-word="false"/>
    </style:style>
    <style:style style:name="P129" style:family="paragraph" style:parent-style-name="Text_20_body" style:list-style-name="L4">
      <style:paragraph-properties fo:text-align="start" style:justify-single-word="false"/>
      <style:text-properties officeooo:paragraph-rsid="0043508b"/>
    </style:style>
    <style:style style:name="P130" style:family="paragraph" style:parent-style-name="Text_20_body" style:list-style-name="L4">
      <style:paragraph-properties fo:text-align="start" style:justify-single-word="false"/>
      <style:text-properties officeooo:paragraph-rsid="004289af"/>
    </style:style>
    <style:style style:name="P131" style:family="paragraph" style:parent-style-name="Text_20_body" style:list-style-name="L10">
      <style:paragraph-properties fo:text-align="start" style:justify-single-word="false"/>
    </style:style>
    <style:style style:name="P132" style:family="paragraph" style:parent-style-name="Text_20_body" style:list-style-name="L14">
      <style:paragraph-properties fo:text-align="start" style:justify-single-word="false"/>
      <style:text-properties officeooo:paragraph-rsid="0183ae4a"/>
    </style:style>
    <style:style style:name="P133" style:family="paragraph" style:parent-style-name="Text_20_body" style:list-style-name="L18">
      <style:paragraph-properties fo:text-align="start" style:justify-single-word="false"/>
    </style:style>
    <style:style style:name="P134" style:family="paragraph" style:parent-style-name="Text_20_body" style:list-style-name="L3">
      <style:text-properties officeooo:rsid="0216ad3d" officeooo:paragraph-rsid="0216ad3d"/>
    </style:style>
    <style:style style:name="P135" style:family="paragraph" style:parent-style-name="Text_20_body" style:list-style-name="L3">
      <style:text-properties officeooo:rsid="0216ad3d" officeooo:paragraph-rsid="021a54dd"/>
    </style:style>
    <style:style style:name="P136" style:family="paragraph" style:parent-style-name="Text_20_body" style:list-style-name="L3">
      <style:text-properties officeooo:rsid="0217b315" officeooo:paragraph-rsid="0217b315"/>
    </style:style>
    <style:style style:name="P137" style:family="paragraph" style:parent-style-name="Text_20_body" style:list-style-name="L5">
      <style:paragraph-properties fo:text-align="start" style:justify-single-word="false"/>
      <style:text-properties officeooo:rsid="00487cf1" officeooo:paragraph-rsid="00487cf1"/>
    </style:style>
    <style:style style:name="P138" style:family="paragraph" style:parent-style-name="Text_20_body" style:list-style-name="L6">
      <style:paragraph-properties fo:text-align="start" style:justify-single-word="false"/>
      <style:text-properties officeooo:rsid="004b3c1a" officeooo:paragraph-rsid="004b3c1a"/>
    </style:style>
    <style:style style:name="P139" style:family="paragraph" style:parent-style-name="Text_20_body" style:list-style-name="L6">
      <style:paragraph-properties fo:text-align="start" style:justify-single-word="false"/>
      <style:text-properties officeooo:rsid="004df307" officeooo:paragraph-rsid="004df307"/>
    </style:style>
    <style:style style:name="P140" style:family="paragraph" style:parent-style-name="Text_20_body" style:list-style-name="L7"/>
    <style:style style:name="P141" style:family="paragraph" style:parent-style-name="Text_20_body" style:list-style-name="L7">
      <style:text-properties officeooo:paragraph-rsid="000fc9db"/>
    </style:style>
    <style:style style:name="P142" style:family="paragraph" style:parent-style-name="Text_20_body" style:list-style-name="L8">
      <style:text-properties officeooo:rsid="0237ce9b" officeooo:paragraph-rsid="0237ce9b"/>
    </style:style>
    <style:style style:name="P143" style:family="paragraph" style:parent-style-name="Text_20_body" style:list-style-name="L8">
      <style:text-properties officeooo:rsid="0238ba45" officeooo:paragraph-rsid="0238ba45"/>
    </style:style>
    <style:style style:name="P144" style:family="paragraph" style:parent-style-name="Text_20_body" style:list-style-name="L8">
      <style:text-properties officeooo:rsid="0239e7ed" officeooo:paragraph-rsid="0239e7ed"/>
    </style:style>
    <style:style style:name="P145" style:family="paragraph" style:parent-style-name="Text_20_body" style:list-style-name="L8">
      <style:text-properties officeooo:rsid="023ba637" officeooo:paragraph-rsid="023ba637"/>
    </style:style>
    <style:style style:name="P146" style:family="paragraph" style:parent-style-name="Text_20_body" style:list-style-name="L8">
      <style:text-properties officeooo:rsid="023c93b0" officeooo:paragraph-rsid="023c93b0"/>
    </style:style>
    <style:style style:name="P147" style:family="paragraph" style:parent-style-name="Text_20_body" style:list-style-name="L8">
      <style:text-properties officeooo:rsid="024119ed" officeooo:paragraph-rsid="024119ed"/>
    </style:style>
    <style:style style:name="P148" style:family="paragraph" style:parent-style-name="Text_20_body" style:list-style-name="L9">
      <style:text-properties officeooo:rsid="0255f91c" officeooo:paragraph-rsid="0255f91c"/>
    </style:style>
    <style:style style:name="P149" style:family="paragraph" style:parent-style-name="Text_20_body" style:list-style-name="L9">
      <style:text-properties officeooo:rsid="0256bf15" officeooo:paragraph-rsid="0256bf15"/>
    </style:style>
    <style:style style:name="P150" style:family="paragraph" style:parent-style-name="Text_20_body" style:list-style-name="L11">
      <style:paragraph-properties fo:text-align="start" style:justify-single-word="false"/>
      <style:text-properties officeooo:rsid="010d8c95" officeooo:paragraph-rsid="010d8c95"/>
    </style:style>
    <style:style style:name="P151" style:family="paragraph" style:parent-style-name="Text_20_body" style:list-style-name="L12">
      <style:paragraph-properties fo:text-align="start" style:justify-single-word="false"/>
      <style:text-properties officeooo:rsid="015b6a08" officeooo:paragraph-rsid="015b6a08"/>
    </style:style>
    <style:style style:name="P152" style:family="paragraph" style:parent-style-name="Text_20_body" style:list-style-name="L12">
      <style:paragraph-properties fo:text-align="start" style:justify-single-word="false"/>
      <style:text-properties style:text-position="0% 100%" officeooo:rsid="015c0fb1" officeooo:paragraph-rsid="015c0fb1"/>
    </style:style>
    <style:style style:name="P153" style:family="paragraph" style:parent-style-name="Text_20_body" style:list-style-name="L12">
      <style:paragraph-properties fo:text-align="start" style:justify-single-word="false"/>
      <style:text-properties style:text-position="0% 100%" officeooo:rsid="015fcbaa" officeooo:paragraph-rsid="015fcbaa"/>
    </style:style>
    <style:style style:name="P154" style:family="paragraph" style:parent-style-name="Text_20_body" style:list-style-name="L13">
      <style:paragraph-properties fo:text-align="start" style:justify-single-word="false"/>
      <style:text-properties style:text-position="0% 100%" officeooo:rsid="0156ea73" officeooo:paragraph-rsid="0156ea73"/>
    </style:style>
    <style:style style:name="P155" style:family="paragraph" style:parent-style-name="Text_20_body" style:list-style-name="L13">
      <style:paragraph-properties fo:text-align="start" style:justify-single-word="false"/>
      <style:text-properties style:text-position="0% 100%" officeooo:rsid="01572456" officeooo:paragraph-rsid="01572456"/>
    </style:style>
    <style:style style:name="P156" style:family="paragraph" style:parent-style-name="Text_20_body" style:list-style-name="L13">
      <style:paragraph-properties fo:text-align="start" style:justify-single-word="false"/>
      <style:text-properties style:text-position="0% 100%" officeooo:rsid="01572456" officeooo:paragraph-rsid="016cbe95"/>
    </style:style>
    <style:style style:name="P157" style:family="paragraph" style:parent-style-name="Text_20_body" style:list-style-name="L13">
      <style:paragraph-properties fo:text-align="start" style:justify-single-word="false"/>
      <style:text-properties style:text-position="0% 100%" officeooo:rsid="01572456" officeooo:paragraph-rsid="01576b75"/>
    </style:style>
    <style:style style:name="P158" style:family="paragraph" style:parent-style-name="Text_20_body" style:list-style-name="L15">
      <style:paragraph-properties fo:text-align="start" style:justify-single-word="false"/>
      <style:text-properties style:text-position="0% 100%" officeooo:rsid="01572456" officeooo:paragraph-rsid="017f67a3"/>
    </style:style>
    <style:style style:name="P159" style:family="paragraph" style:parent-style-name="Text_20_body" style:list-style-name="L15">
      <style:paragraph-properties fo:text-align="start" style:justify-single-word="false"/>
      <style:text-properties style:text-position="0% 100%" officeooo:rsid="017d0427" officeooo:paragraph-rsid="017d0427"/>
    </style:style>
    <style:style style:name="P160" style:family="paragraph" style:parent-style-name="Text_20_body" style:list-style-name="L12">
      <style:paragraph-properties fo:text-align="start" style:justify-single-word="false"/>
      <style:text-properties officeooo:rsid="015ca488" officeooo:paragraph-rsid="015ca488"/>
    </style:style>
    <style:style style:name="P161" style:family="paragraph" style:parent-style-name="Text_20_body" style:list-style-name="L12">
      <style:paragraph-properties fo:text-align="start" style:justify-single-word="false"/>
      <style:text-properties officeooo:rsid="015dedb1" officeooo:paragraph-rsid="015dedb1"/>
    </style:style>
    <style:style style:name="P162" style:family="paragraph" style:parent-style-name="Text_20_body" style:list-style-name="L12">
      <style:paragraph-properties fo:text-align="start" style:justify-single-word="false"/>
      <style:text-properties officeooo:rsid="015fcbaa" officeooo:paragraph-rsid="015fcbaa"/>
    </style:style>
    <style:style style:name="P163" style:family="paragraph" style:parent-style-name="Text_20_body" style:list-style-name="L12">
      <style:paragraph-properties fo:text-align="start" style:justify-single-word="false"/>
      <style:text-properties officeooo:rsid="01606274" officeooo:paragraph-rsid="01687abe"/>
    </style:style>
    <style:style style:name="P164" style:family="paragraph" style:parent-style-name="Text_20_body" style:list-style-name="">
      <style:text-properties officeooo:rsid="02114a48" officeooo:paragraph-rsid="02114a48"/>
    </style:style>
    <style:style style:name="P165" style:family="paragraph" style:parent-style-name="Text_20_body" style:list-style-name="L16">
      <style:text-properties officeooo:rsid="01fa3f9f" officeooo:paragraph-rsid="01fa3f9f"/>
    </style:style>
    <style:style style:name="P166" style:family="paragraph" style:parent-style-name="Text_20_body" style:list-style-name="L16">
      <style:text-properties officeooo:rsid="021f71de" officeooo:paragraph-rsid="021f71de"/>
    </style:style>
    <style:style style:name="P167" style:family="paragraph" style:parent-style-name="Text_20_body" style:list-style-name="L16">
      <style:text-properties officeooo:rsid="01fcbc10" officeooo:paragraph-rsid="01fcbc10"/>
    </style:style>
    <style:style style:name="P168" style:family="paragraph" style:parent-style-name="Text_20_body" style:list-style-name="L16">
      <style:text-properties officeooo:rsid="01f89768" officeooo:paragraph-rsid="01f89768"/>
    </style:style>
    <style:style style:name="P169" style:family="paragraph" style:parent-style-name="Text_20_body" style:list-style-name="L16">
      <style:text-properties officeooo:rsid="01fa64e9" officeooo:paragraph-rsid="01fa64e9"/>
    </style:style>
    <style:style style:name="P170" style:family="paragraph" style:parent-style-name="Text_20_body" style:list-style-name="L17"/>
    <style:style style:name="P171" style:family="paragraph" style:parent-style-name="Text_20_body" style:list-style-name="L19">
      <style:paragraph-properties fo:text-align="start" style:justify-single-word="false"/>
      <style:text-properties officeooo:rsid="00810387" officeooo:paragraph-rsid="00810387"/>
    </style:style>
    <style:style style:name="P172" style:family="paragraph" style:parent-style-name="Text_20_body" style:list-style-name="L19">
      <style:paragraph-properties fo:text-align="start" style:justify-single-word="false"/>
      <style:text-properties officeooo:rsid="0082d089" officeooo:paragraph-rsid="0082d089"/>
    </style:style>
    <style:style style:name="P173" style:family="paragraph" style:parent-style-name="Text_20_body" style:list-style-name="L19">
      <style:paragraph-properties fo:text-align="start" style:justify-single-word="false"/>
      <style:text-properties fo:font-style="normal" officeooo:rsid="0083254e" officeooo:paragraph-rsid="0083254e" style:font-style-asian="normal" style:font-style-complex="normal"/>
    </style:style>
    <style:style style:name="P174" style:family="paragraph" style:parent-style-name="Text_20_body" style:list-style-name="L20">
      <style:paragraph-properties fo:text-align="start" style:justify-single-word="false"/>
      <style:text-properties fo:font-style="normal" officeooo:rsid="0083254e" officeooo:paragraph-rsid="00887781" style:font-style-asian="normal" style:font-style-complex="normal"/>
    </style:style>
    <style:style style:name="P175" style:family="paragraph" style:parent-style-name="Text_20_body" style:list-style-name="L19">
      <style:paragraph-properties fo:text-align="start" style:justify-single-word="false"/>
      <style:text-properties officeooo:rsid="0083254e" officeooo:paragraph-rsid="0083254e"/>
    </style:style>
    <style:style style:name="P176" style:family="paragraph" style:parent-style-name="Text_20_body" style:list-style-name="L20">
      <style:paragraph-properties fo:text-align="start" style:justify-single-word="false"/>
      <style:text-properties officeooo:rsid="0083254e" officeooo:paragraph-rsid="00887781"/>
    </style:style>
    <style:style style:name="P177" style:family="paragraph" style:parent-style-name="Text_20_body" style:list-style-name="L19">
      <style:paragraph-properties fo:text-align="start" style:justify-single-word="false"/>
      <style:text-properties officeooo:rsid="0086892f" officeooo:paragraph-rsid="008b4d44"/>
    </style:style>
    <style:style style:name="P178" style:family="paragraph" style:parent-style-name="Text_20_body" style:list-style-name="L20">
      <style:paragraph-properties fo:text-align="start" style:justify-single-word="false"/>
      <style:text-properties officeooo:rsid="00887781" officeooo:paragraph-rsid="00887781"/>
    </style:style>
    <style:style style:name="P179" style:family="paragraph" style:parent-style-name="Text_20_body" style:list-style-name="L20">
      <style:paragraph-properties fo:text-align="start" style:justify-single-word="false"/>
      <style:text-properties officeooo:rsid="008e719e" officeooo:paragraph-rsid="008e719e"/>
    </style:style>
    <style:style style:name="P180" style:family="paragraph" style:parent-style-name="Text_20_body">
      <style:text-properties officeooo:paragraph-rsid="0258e65e"/>
    </style:style>
    <style:style style:name="P181" style:family="paragraph" style:parent-style-name="Text_20_body">
      <style:text-properties officeooo:rsid="026c38a0" officeooo:paragraph-rsid="026c38a0"/>
    </style:style>
    <style:style style:name="P182" style:family="paragraph" style:parent-style-name="Text_20_body" style:list-style-name="L17">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6">Spot-On</text:p>
      <text:p text:style-name="P107">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697_1754408385" text:style-name="Index_20_Link" text:visited-style-name="Index_20_Link">Introduction<text:tab/>4</text:a></text:p>
          <text:p text:style-name="P112"><text:a xlink:type="simple" xlink:href="#__RefHeading__804_1754408385" text:style-name="Index_20_Link" text:visited-style-name="Index_20_Link">Accounts<text:tab/>5</text:a></text:p>
          <text:p text:style-name="P112"><text:a xlink:type="simple" xlink:href="#__RefHeading__807_1754408385" text:style-name="Index_20_Link" text:visited-style-name="Index_20_Link">Adaptive Echo<text:tab/>6</text:a></text:p>
          <text:p text:style-name="P112"><text:a xlink:type="simple" xlink:href="#__RefHeading__186_1525007520" text:style-name="Index_20_Link" text:visited-style-name="Index_20_Link">Block Cipher Modes of Operation<text:tab/>7</text:a></text:p>
          <text:p text:style-name="P112"><text:a xlink:type="simple" xlink:href="#__RefHeading___Toc1165_1635037974" text:style-name="Index_20_Link" text:visited-style-name="Index_20_Link">Capabilities Sharing<text:tab/>8</text:a></text:p>
          <text:p text:style-name="P112"><text:a xlink:type="simple" xlink:href="#__RefHeading___Toc2133_3263081630" text:style-name="Index_20_Link" text:visited-style-name="Index_20_Link">Cascading Encryption<text:tab/>9</text:a></text:p>
          <text:p text:style-name="P112"><text:a xlink:type="simple" xlink:href="#__RefHeading__810_1754408385" text:style-name="Index_20_Link" text:visited-style-name="Index_20_Link">Communication Methods<text:tab/>10</text:a></text:p>
          <text:p text:style-name="P112"><text:a xlink:type="simple" xlink:href="#__RefHeading__297_1157459078" text:style-name="Index_20_Link" text:visited-style-name="Index_20_Link">Communication Model<text:tab/>11</text:a></text:p>
          <text:p text:style-name="P112"><text:a xlink:type="simple" xlink:href="#__RefHeading___Toc1909_830128324" text:style-name="Index_20_Link" text:visited-style-name="Index_20_Link">Communication Sessions<text:tab/>12</text:a></text:p>
          <text:p text:style-name="P112"><text:a xlink:type="simple" xlink:href="#__RefHeading___Toc1856_112550698" text:style-name="Index_20_Link" text:visited-style-name="Index_20_Link">Compilation Process<text:tab/>13</text:a></text:p>
          <text:p text:style-name="P112"><text:a xlink:type="simple" xlink:href="#__RefHeading__283_2127962396" text:style-name="Index_20_Link" text:visited-style-name="Index_20_Link">Configuration Settings<text:tab/>14</text:a></text:p>
          <text:p text:style-name="P112"><text:a xlink:type="simple" xlink:href="#__RefHeading__813_1754408385" text:style-name="Index_20_Link" text:visited-style-name="Index_20_Link">Constant-Time Comparison Function<text:tab/>15</text:a></text:p>
          <text:p text:style-name="P112"><text:a xlink:type="simple" xlink:href="#__RefHeading___Toc2096_3978727884" text:style-name="Index_20_Link" text:visited-style-name="Index_20_Link">DTLS<text:tab/>16</text:a></text:p>
          <text:p text:style-name="P112"><text:a xlink:type="simple" xlink:href="#__RefHeading__816_1754408385" text:style-name="Index_20_Link" text:visited-style-name="Index_20_Link">Echo<text:tab/>17</text:a></text:p>
          <text:p text:style-name="P112"><text:a xlink:type="simple" xlink:href="#__RefHeading__651_817640049" text:style-name="Index_20_Link" text:visited-style-name="Index_20_Link">Echo Public Key Sharing<text:tab/>18</text:a></text:p>
          <text:p text:style-name="P112"><text:a xlink:type="simple" xlink:href="#__RefHeading__266_198272384" text:style-name="Index_20_Link" text:visited-style-name="Index_20_Link">Electronic Mail<text:tab/>19</text:a></text:p>
          <text:p text:style-name="P112"><text:a xlink:type="simple" xlink:href="#__RefHeading___Toc649_890794201" text:style-name="Index_20_Link" text:visited-style-name="Index_20_Link">Electronic Mail Forward Secrecy<text:tab/>20</text:a></text:p>
          <text:p text:style-name="P112"><text:a xlink:type="simple" xlink:href="#__RefHeading__819_1754408385" text:style-name="Index_20_Link" text:visited-style-name="Index_20_Link">Encrypted and Authenticated Containers<text:tab/>21</text:a></text:p>
          <text:p text:style-name="P112"><text:a xlink:type="simple" xlink:href="#__RefHeading__603_490309552" text:style-name="Index_20_Link" text:visited-style-name="Index_20_Link">File Encryption<text:tab/>22</text:a></text:p>
          <text:p text:style-name="P112"><text:a xlink:type="simple" xlink:href="#__RefHeading___Toc2207_2542018587" text:style-name="Index_20_Link" text:visited-style-name="Index_20_Link">Forward Secrecy<text:tab/>23</text:a></text:p>
          <text:p text:style-name="P112"><text:a xlink:type="simple" xlink:href="#__RefHeading___Toc1120_495770474" text:style-name="Index_20_Link" text:visited-style-name="Index_20_Link">Fragmented StarBeams<text:tab/>24</text:a></text:p>
          <text:p text:style-name="P112"><text:a xlink:type="simple" xlink:href="#__RefHeading___Toc2273_505656901" text:style-name="Index_20_Link" text:visited-style-name="Index_20_Link">GPG<text:tab/>25</text:a></text:p>
          <text:p text:style-name="P112"><text:a xlink:type="simple" xlink:href="#__RefHeading__822_1754408385" text:style-name="Index_20_Link" text:visited-style-name="Index_20_Link">Key Derivation<text:tab/>26</text:a></text:p>
          <text:p text:style-name="P112"><text:a xlink:type="simple" xlink:href="#__RefHeading__210_1274879713" text:style-name="Index_20_Link" text:visited-style-name="Index_20_Link">Hybrid System<text:tab/>27</text:a></text:p>
          <text:p text:style-name="P112"><text:a xlink:type="simple" xlink:href="#__RefHeading___Toc2262_74794747" text:style-name="Index_20_Link" text:visited-style-name="Index_20_Link">Kernel<text:tab/>28</text:a></text:p>
          <text:p text:style-name="P112"><text:a xlink:type="simple" xlink:href="#__RefHeading___Toc1332_384061765" text:style-name="Index_20_Link" text:visited-style-name="Index_20_Link">Local Private Application Interfaces (Patch Points)<text:tab/>29</text:a></text:p>
          <text:p text:style-name="P112"><text:a xlink:type="simple" xlink:href="#__RefHeading___Toc1246_1817743241" text:style-name="Index_20_Link" text:visited-style-name="Index_20_Link">McEliece<text:tab/>30</text:a></text:p>
          <text:p text:style-name="P112"><text:a xlink:type="simple" xlink:href="#__RefHeading___Toc2111_2506952086" text:style-name="Index_20_Link" text:visited-style-name="Index_20_Link">Multicasting<text:tab/>32</text:a></text:p>
          <text:p text:style-name="P112"><text:a xlink:type="simple" xlink:href="#__RefHeading__299_1157459078" text:style-name="Index_20_Link" text:visited-style-name="Index_20_Link">Multiple Devices<text:tab/>33</text:a></text:p>
          <text:p text:style-name="P112"><text:a xlink:type="simple" xlink:href="#__RefHeading___Toc1195_307987230" text:style-name="Index_20_Link" text:visited-style-name="Index_20_Link">Non-Volatile Congestion Control Memory<text:tab/>34</text:a></text:p>
          <text:p text:style-name="P112"><text:a xlink:type="simple" xlink:href="#__RefHeading___Toc1209_1984784944" text:style-name="Index_20_Link" text:visited-style-name="Index_20_Link">NTL<text:tab/>35</text:a></text:p>
          <text:p text:style-name="P112"><text:a xlink:type="simple" xlink:href="#__RefHeading___Toc2298_2908363741" text:style-name="Index_20_Link" text:visited-style-name="Index_20_Link">Other Options<text:tab/>36</text:a></text:p>
          <text:p text:style-name="P112"><text:a xlink:type="simple" xlink:href="#__RefHeading___Toc1036_18893826" text:style-name="Index_20_Link" text:visited-style-name="Index_20_Link">Pass-through Devices<text:tab/>37</text:a></text:p>
          <text:p text:style-name="P112"><text:a xlink:type="simple" xlink:href="#__RefHeading__253_527466761" text:style-name="Index_20_Link" text:visited-style-name="Index_20_Link">Poptastic<text:tab/>38</text:a></text:p>
          <text:p text:style-name="P112"><text:a xlink:type="simple" xlink:href="#__RefHeading___Toc2127_2097532776" text:style-name="Index_20_Link" text:visited-style-name="Index_20_Link">Problems<text:tab/>39</text:a></text:p>
          <text:p text:style-name="P112"><text:a xlink:type="simple" xlink:href="#__RefHeading__169_1115980955" text:style-name="Index_20_Link" text:visited-style-name="Index_20_Link">Public Key Infrastructure<text:tab/>40</text:a></text:p>
          <text:p text:style-name="P112"><text:a xlink:type="simple" xlink:href="#__RefHeading___Toc1516_1997043320" text:style-name="Index_20_Link" text:visited-style-name="Index_20_Link">Public Key Sharing<text:tab/>41</text:a></text:p>
          <text:p text:style-name="P112"><text:a xlink:type="simple" xlink:href="#__RefHeading___Toc2244_1947043133" text:style-name="Index_20_Link" text:visited-style-name="Index_20_Link">Pure Forward Secrecy<text:tab/>42</text:a></text:p>
          <text:p text:style-name="P112"><text:a xlink:type="simple" xlink:href="#__RefHeading___Toc1373_1503577792" text:style-name="Index_20_Link" text:visited-style-name="Index_20_Link">Secure Memory<text:tab/>43</text:a></text:p>
          <text:p text:style-name="P112"><text:a xlink:type="simple" xlink:href="#__RefHeading___Toc631_61244466" text:style-name="Index_20_Link" text:visited-style-name="Index_20_Link">Sessions<text:tab/>44</text:a></text:p>
          <text:p text:style-name="P112"><text:a xlink:type="simple" xlink:href="#__RefHeading__330_678579420" text:style-name="Index_20_Link" text:visited-style-name="Index_20_Link">Socialist Millionaire Protocol<text:tab/>45</text:a></text:p>
          <text:p text:style-name="P112"><text:a xlink:type="simple" xlink:href="#__RefHeading___Toc1097_1460767439" text:style-name="Index_20_Link" text:visited-style-name="Index_20_Link">Sources of Entropy<text:tab/>46</text:a></text:p>
          <text:p text:style-name="P112"><text:a xlink:type="simple" xlink:href="#__RefHeading___Toc2002_1921997545" text:style-name="Index_20_Link" text:visited-style-name="Index_20_Link">Surreptitious Forwarding<text:tab/>47</text:a></text:p>
          <text:p text:style-name="P112"><text:a xlink:type="simple" xlink:href="#__RefHeading__230_1536820662" text:style-name="Index_20_Link" text:visited-style-name="Index_20_Link">Two-Way Calling<text:tab/>48</text:a></text:p>
          <text:p text:style-name="P112"><text:a xlink:type="simple" xlink:href="#__RefHeading___Toc2164_1676095709" text:style-name="Index_20_Link" text:visited-style-name="Index_20_Link">UI Fields<text:tab/>49</text:a></text:p>
          <text:p text:style-name="P112"><text:a xlink:type="simple" xlink:href="#__RefHeading___Toc842_866388615" text:style-name="Index_20_Link" text:visited-style-name="Index_20_Link">Verifying Ownership of Public Keys<text:tab/>50</text:a></text:p>
          <text:p text:style-name="P112"><text:a xlink:type="simple" xlink:href="#__RefHeading___Toc839_866388615" text:style-name="Index_20_Link" text:visited-style-name="Index_20_Link">Wide Lanes<text:tab/>52</text:a></text:p>
          <text:p text:style-name="P112"><text:soft-page-break/><text:a xlink:type="simple" xlink:href="#__RefHeading___Toc748_390620771" text:style-name="Index_20_Link" text:visited-style-name="Index_20_Link">References<text:tab/>53</text:a></text:p>
        </text:index-body>
      </text:table-of-content>
      <text:h text:style-name="P113" text:outline-level="1"/>
      <text:h text:style-name="P114" text:outline-level="1"><text:bookmark-start text:name="__RefHeading__697_1754408385"/>Introduction<text:bookmark-end text:name="__RefHeading__697_1754408385"/></text:h>
      <text:p text:style-name="P104">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104"/>
      <text:p text:style-name="P104">Please note that the Echo algorithm and its name are not derived from Ernest J. H. Chang's 1982 Echo Algorithms: Depth Parallel Operations on General Graphs paper.</text:p>
      <text:p text:style-name="P104"/>
      <text:p text:style-name="P10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03"/>
      <text:h text:style-name="P114"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687499243" text:style-name="L1">
        <text:list-item>
          <text:p text:style-name="P125">Binding endpoints are responsible for defining account information. During the account-creation process, an account may be designated for one-time use. Account names and account passwords each require at least 32 bytes of data.</text:p>
        </text:list-item>
        <text:list-item>
          <text:p text:style-name="P12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2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2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2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0">The use of nonces and timestamps, in conjunction with congestion control and the retaining of distributed nonces, should prevent <text:span text:style-name="T215">reflection, </text:span>reordering, and replay attacks.</text:p>
      <text:h text:style-name="P11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810593931" text:style-name="L2">
        <text:list-item>
          <text:p text:style-name="P128">A binding endpoint defines an Adaptive Echo token. The information must be distributed securely.</text:p>
        </text:list-item>
        <text:list-item>
          <text:p text:style-name="P12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2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2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9"/>
      <text:h text:style-name="P11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4"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15"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3916275596" text:style-name="L3">
        <text:list-item>
          <text:p text:style-name="P134">If available, retrieve previously-established authentication and encryption keys.</text:p>
        </text:list-item>
        <text:list-item>
          <text:p text:style-name="P135">Retrieve random authentication and encryption keys. <text:span text:style-name="T210">Verify that the random credentials differ from those in step #1.</text:span></text:p>
        </text:list-item>
        <text:list-item>
          <text:p text:style-name="P134">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36">Generate a bundle from the data in step #3 <text:span text:style-name="T209">using the keys from step #1</text:span>: AES(#3) || HMAC(AES(#3)).</text:p>
        </text:list-item>
        <text:list-item>
          <text:p text:style-name="P136">If SSL/TLS is available, funnel the bundle <text:span text:style-name="T209">from step </text:span>#4 through the SSL/TLS layer.</text:p>
        </text:list-item>
      </text:list>
      <text:p text:style-name="P85"/>
      <text:h text:style-name="P114"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14"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14"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14"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1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16"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14"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4"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584269566" text:style-name="L4">
        <text:list-item>
          <text:p text:style-name="P129">A community is created. The community is defined by a pair of authentication and encryption keys. The keys are derived via the PBKDF2 function.</text:p>
        </text:list-item>
        <text:list-item>
          <text:p text:style-name="P13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4"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765636752" text:style-name="L5">
        <text:list-item>
          <text:p text:style-name="P137">Permanent public key pairs have been exchanged correctly.</text:p>
        </text:list-item>
        <text:list-item>
          <text:p text:style-name="P137">The <text:span text:style-name="T30">respective </text:span>kernel<text:span text:style-name="T29">s</text:span> remain active during the <text:span text:style-name="T24">exchange</text:span> <text:span text:style-name="T224">window</text:span>.</text:p>
        </text:list-item>
      </text:list>
      <text:p text:style-name="P36">Protocol:</text:p>
      <text:list xml:id="list593183855" text:style-name="L6">
        <text:list-item>
          <text:p text:style-name="P138">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38"><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38">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38">B generates private authentication and encryption keys. The keys are recorded locally.</text:p>
        </text:list-item>
        <text:list-item>
          <text:p text:style-name="P138">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39"><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1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087704670" text:style-name="L7">
        <text:list-item>
          <text:p text:style-name="P141">If the size of the original data is less than the specified cipher's block size, the original data is re-sized such that its new size is identical to the cipher's block size. A zero-byte pad is applied.</text:p>
        </text:list-item>
        <text:list-item>
          <text:p text:style-name="P140">Append the size of the original data to the <text:span text:style-name="T75">potentially-padded</text:span> container.</text:p>
        </text:list-item>
        <text:list-item>
          <text:p text:style-name="P140">Encrypt the augmented data via the selected cipher and specified mode.</text:p>
        </text:list-item>
        <text:list-item>
          <text:p text:style-name="P140">Compute a keyed-hash of the encrypted container.</text:p>
        </text:list-item>
        <text:list-item>
          <text:p text:style-name="P140">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14"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05">Byte 0: 0 – unsigned file, 1 – signed file</text:p>
          </table:table-cell>
          <table:table-cell table:style-name="Table1.A1" office:value-type="string">
            <text:p text:style-name="P105">Bytes 1 – 64: keyed hash or 64 bytes of zeros</text:p>
          </table:table-cell>
          <table:table-cell table:style-name="Table1.C1" office:value-type="string">
            <text:p text:style-name="P105">Bytes 65 – EOF: encrypted data</text:p>
          </table:table-cell>
        </table:table-row>
      </table:table>
      <text:p text:style-name="P91"/>
      <text:h text:style-name="P117" text:outline-level="1"><text:bookmark-start text:name="__RefHeading___Toc2207_2542018587"/>Forward Secrecy<text:bookmark-end text:name="__RefHeading___Toc2207_2542018587"/></text:h>
      <text:p text:style-name="P92">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023215527" text:style-name="L8">
        <text:list-item>
          <text:p text:style-name="P142"><text:span text:style-name="T221">An</text:span> operator initiates a Forward Secrecy request. <text:span text:style-name="T219">Public key options are offered.</text:span></text:p>
        </text:list-item>
        <text:list-item>
          <text:p text:style-name="P143">A<text:span text:style-name="T220">n ephemeral</text:span> private and public key pair is generated and recorded in the <text:span text:style-name="T223">initiating peer’s k</text:span>ernel’s address space.</text:p>
        </text:list-item>
        <text:list-item>
          <text:p text:style-name="P143">A <text:span text:style-name="T217">bundle which includes the ephemeral Forward Secrecy public key is created. If required, a signature is included in the bundle.</text:span></text:p>
        </text:list-item>
        <text:list-item>
          <text:p text:style-name="P144">The bundle is transferred to the destination peer.</text:p>
        </text:list-item>
        <text:list-item>
          <text:p text:style-name="P143">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45">The private-key information is bundled, signed if necessary, and transferred to the initiating peer.</text:p>
        </text:list-item>
        <text:list-item>
          <text:p text:style-name="P146">Upon receiving a valid Forward Secrecy response, the initiating peer deciphers the private-key bundle using the ephemeral private key and locally records the private-key information.</text:p>
        </text:list-item>
        <text:list-item>
          <text:p text:style-name="P147">The ephemeral private and public key pair is discarded from the <text:span text:style-name="T222">initiating peer’s k</text:span>ernel’s address space.</text:p>
        </text:list-item>
      </text:list>
      <text:p text:style-name="P93"/>
      <text:h text:style-name="P114"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18" text:outline-level="1"><text:bookmark-start text:name="__RefHeading___Toc2273_505656901"/>GPG<text:bookmark-end text:name="__RefHeading___Toc2273_505656901"/></text:h>
      <text:p text:style-name="P96">Spot-On supports GPG via Rosetta. Decryption, encryption, signing, and signature verification are included.</text:p>
      <text:list xml:id="list1117305543" text:style-name="L9">
        <text:list-item>
          <text:p text:style-name="P148">GPG public keys may be imported via Spot-On. If GPG keys are removed from Spot-On, their corresponding entries in the local keyring are also removed.</text:p>
        </text:list-item>
        <text:list-item>
          <text:p text:style-name="P148">Digital signatures are optional.</text:p>
        </text:list-item>
        <text:list-item>
          <text:p text:style-name="P149">Removal of GPG keys from the local keyring will not percolate to Spot-On.</text:p>
        </text:list-item>
        <text:list-item>
          <text:p text:style-name="P148">Spot-On does not retain private GPG keys.</text:p>
        </text:list-item>
        <text:list-item>
          <text:p text:style-name="P148">Spot-On is not responsible for generating GPG keys.</text:p>
        </text:list-item>
      </text:list>
      <text:p text:style-name="P97"/>
      <text:h text:style-name="P11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811192187" text:style-name="L10">
        <text:list-item>
          <text:p text:style-name="P131">Generate a cryptographic salt. The size of the salt is configurable.</text:p>
        </text:list-item>
        <text:list-item>
          <text:p text:style-name="P131">Derive a temporary key via the PBKDF2 function. The hash algorithm, iteration count, passphrase (question/answer), and salt are input parameters to the function. All of the aforementioned parameters are configurable.</text:p>
        </text:list-item>
        <text:list-item>
          <text:p text:style-name="P131">Using the temporary key from the previous step, derive a new key via the PBKDF2 function. The previous parameters are also used, however, the temporary key replaces the passphrase (question/answer).</text:p>
        </text:list-item>
        <text:list-item>
          <text:p text:style-name="P13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4"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19" text:outline-level="1"><text:bookmark-start text:name="__RefHeading___Toc2262_74794747"/>Kernel<text:bookmark-end text:name="__RefHeading___Toc2262_74794747"/></text:h>
      <text:p text:style-name="P95">The Spot-On Kernel is an independent process <text:span text:style-name="T225">which is </text:span>responsible for most of the network activities of Spot-On. The kernel may be launched via a terminal <text:span text:style-name="T226">and </text:span>the user interface. In general, many of the activities of Spot-On do not require the presence of a user interface.</text:p>
      <text:p text:style-name="P95"/>
      <text:h text:style-name="P114"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847151356" text:style-name="L11">
        <text:list-item>
          <text:p text:style-name="P150">Decide <text:span text:style-name="T129">on </text:span>the interface of the application. That is, Bluetooth, TCP, etc. <text:span text:style-name="T129">Does it require SSL/TLS?</text:span></text:p>
        </text:list-item>
        <text:list-item>
          <text:p text:style-name="P150">Create a local private listener, say 127.0.0.1:4710.</text:p>
        </text:list-item>
        <text:list-item>
          <text:p text:style-name="P150">Enable the pass-through setting on the listener.</text:p>
        </text:list-item>
        <text:list-item>
          <text:p text:style-name="P150">Prepare the pseudo-private credentials via a context menu.</text:p>
        </text:list-item>
        <text:list-item>
          <text:p text:style-name="P150">Distribute the credentials to your partners. Remember, these are not necessarily private credentials. However, let’s consider them as such.</text:p>
        </text:list-item>
        <text:list-item>
          <text:p text:style-name="P150">Initiate the Spot-On kernel process.</text:p>
        </text:list-item>
        <text:list-item>
          <text:p text:style-name="P150">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14"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4039272182" text:style-name="L12">
        <text:list-item>
          <text:p text:style-name="P151"><text:span text:style-name="T95">Decrypt, via McEliece, c</text:span><text:span text:style-name="T1">1</text:span><text:span text:style-name="T95"> </text:span><text:span text:style-name="T107">to obtain the original message m.</text:span></text:p>
        </text:list-item>
        <text:list-item>
          <text:p text:style-name="P151"><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52">Compute the <text:span text:style-name="T202">SHA</text:span>-<text:span text:style-name="T202">256</text:span> digest of <text:span text:style-name="T159">e</text:span>.</text:p>
        </text:list-item>
        <text:list-item>
          <text:p text:style-name="P160"><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61"><text:span text:style-name="T95">Compute mcar = c</text:span><text:span text:style-name="T1">2</text:span><text:span text:style-name="T95"> xor </text:span><text:span text:style-name="T112">k</text:span><text:span text:style-name="T6">2</text:span><text:span text:style-name="T95">.</text:span></text:p>
        </text:list-item>
        <text:list-item>
          <text:p text:style-name="P153">Compute the SHA-<text:span text:style-name="T202">256</text:span> digest of e || mcar.</text:p>
        </text:list-item>
        <text:list-item>
          <text:p text:style-name="P162"><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63"><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1939554014" text:style-name="L13">
        <text:list-item>
          <text:p text:style-name="P154">Generate a random vector e of length n. <text:span text:style-name="T167">The vector e will contain t randomly-dispersed ones</text:span>.</text:p>
        </text:list-item>
        <text:list-item>
          <text:p text:style-name="P155">Compute the SHA-<text:span text:style-name="T202">256</text:span> digest of e || m, where m is the <text:span text:style-name="T160">original</text:span> message.</text:p>
        </text:list-item>
        <text:list-item>
          <text:p text:style-name="P155">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56"><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55">Compute the SHA-<text:span text:style-name="T202">256</text:span> digest of e.</text:p>
        </text:list-item>
        <text:list-item>
          <text:p text:style-name="P155">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57">Compute c<text:span text:style-name="T1">2</text:span> = <text:span text:style-name="T164">k</text:span><text:span text:style-name="T10">2</text:span> <text:span text:style-name="T155">xor</text:span> m.</text:p>
        </text:list-item>
        <text:list-item>
          <text:p text:style-name="P155">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2282681918" text:style-name="L14">
        <text:list-item>
          <text:p text:style-name="P132"><text:span text:style-name="T111">Decrypt, via McEliece, c</text:span><text:span text:style-name="T11">1</text:span><text:span text:style-name="T111"> </text:span><text:span text:style-name="T107">to obtain the original message m.</text:span></text:p>
        </text:list-item>
        <text:list-item>
          <text:p text:style-name="P132"><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32"><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32"><text:span text:style-name="T118">Compute mcar = c</text:span><text:span text:style-name="T12">2</text:span><text:span text:style-name="T118"> xor </text:span><text:span text:style-name="T112">k</text:span><text:span text:style-name="T6">2</text:span><text:span text:style-name="T118">.</text:span></text:p>
        </text:list-item>
        <text:list-item>
          <text:p text:style-name="P132"><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32"><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589719064" text:style-name="L15">
        <text:list-item>
          <text:p text:style-name="P159">Generate a random vector e of length n. The vector e will contain t randomly-dispersed ones.</text:p>
        </text:list-item>
        <text:list-item>
          <text:p text:style-name="P158">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58">Compute c<text:span text:style-name="T1">1</text:span> = <text:span text:style-name="T162">k</text:span><text:span text:style-name="T8">1</text:span> <text:span text:style-name="T156">*</text:span><text:span text:style-name="T158"> </text:span><text:span text:style-name="T157">Ĝ</text:span> + e.</text:p>
        </text:list-item>
        <text:list-item>
          <text:p text:style-name="P158">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58">Compute c<text:span text:style-name="T1">2</text:span> = <text:span text:style-name="T164">k</text:span><text:span text:style-name="T10">2</text:span> <text:span text:style-name="T155">xor</text:span> m.</text:p>
        </text:list-item>
        <text:list-item>
          <text:p text:style-name="P158">Transfer c<text:span text:style-name="T1">1</text:span> <text:span text:style-name="T171">and </text:span>c<text:span text:style-name="T1">2</text:span>.</text:p>
        </text:list-item>
      </text:list>
      <text:p text:style-name="P63"/>
      <text:h text:style-name="P120"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64" text:outline-level="1"/>
      <text:h text:style-name="P114"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14"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14"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21" text:outline-level="1"><text:bookmark-start text:name="__RefHeading___Toc2298_2908363741"/>Other Options<text:bookmark-end text:name="__RefHeading___Toc2298_2908363741"/></text:h>
      <text:p text:style-name="P98">This page will document miscellaneous options.</text:p>
      <text:p text:style-name="P98">MAXIMUM_KERNEL_WEB_SERVER_SOCKET_<text:span text:style-name="T231">READ_</text:span>BUFFER_SIZE</text:p>
      <text:p text:style-name="P102"><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98">SMP_PREFERRED_HASH_ALGORITHM</text:p>
      <text:p text:style-name="P98">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8">WEB_SERVER_CERTIFICATE_LIFETIME</text:p>
      <text:p text:style-name="P99"><text:span text:style-name="T227">The number of seconds the Web server’s certificate is valid for. Defaults to </text:span>31536000. <text:span text:style-name="T227">Be careful.</text:span></text:p>
      <text:p text:style-name="P181">WEB_SERVER_HTTP_SO_LINGER</text:p>
      <text:p text:style-name="P181">WEB_SERVER_HTTPS_SO_LINGER</text:p>
      <text:p text:style-name="P181">The TCP SO_LINGER value<text:span text:style-name="T238">s</text:span> for the Web server’s <text:span text:style-name="T239">listening </text:span>sockets.</text:p>
      <text:p text:style-name="P99">WEB_SERVER_RSA_KEY_SIZE</text:p>
      <text:p text:style-name="P100">The Web server’s RSA key size in bits. Defaults to 3072 <text:span text:style-name="T230">bits</text:span>. Be careful.</text:p>
      <text:p text:style-name="P100">WEB_SERVER_SSL_OPTION_DISABLE_SESSION_TICKETS</text:p>
      <text:p text:style-name="P101">Disable or enable the <text:span text:style-name="T235">session tickets of a </text:span>Web <text:span text:style-name="T235">server socket</text:span>. Defaults to true (disable).</text:p>
      <text:p text:style-name="P101"/>
      <text:h text:style-name="P114"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14"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22" text:outline-level="1"><text:bookmark-start text:name="__RefHeading___Toc2127_2097532776"/>Problems<text:bookmark-end text:name="__RefHeading___Toc2127_2097532776"/></text:h>
      <text:p text:style-name="P79">This section details some of the encountered problems that Spot-On exhibits.</text:p>
      <text:list xml:id="list71218048" text:style-name="L16">
        <text:list-item>
          <text:p text:style-name="P165">Account credentials are stored using reversible encryption.</text:p>
        </text:list-item>
        <text:list-item>
          <text:p text:style-name="P166">It is important that a system’s clock is properly synchronized. Very, very imporant.</text:p>
        </text:list-item>
        <text:list-item>
          <text:p text:style-name="P167">Surreptitious forwarding and e-mail messages.</text:p>
        </text:list-item>
        <text:list-item>
          <text:p text:style-name="P168">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69">The URL data stored in shared.db does not include digests. Uniqueness is not properly defined in the urls database table.</text:p>
        </text:list-item>
      </text:list>
      <text:p text:style-name="P79"/>
      <text:h text:style-name="P11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4" text:outline-level="1"><text:bookmark-start text:name="__RefHeading___Toc1516_1997043320"/>Public Key Sharing<text:bookmark-end text:name="__RefHeading___Toc1516_1997043320"/></text:h>
      <text:p text:style-name="P54">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23" text:outline-level="1"><text:bookmark-start text:name="__RefHeading___Toc2244_1947043133"/>Pure Forward Secrecy<text:bookmark-end text:name="__RefHeading___Toc2244_1947043133"/></text:h>
      <text:p text:style-name="P94">Spot-On provides a Pure Forward Secrecy mode for e-mail. This mode utilizes private-key encryption only. Digital signatures are not included in the dispatched bundles.</text:p>
      <text:p text:style-name="P94"/>
      <text:h text:style-name="P114"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14"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9"/>
      <text:h text:style-name="P114"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657387405" text:style-name="L17">
        <text:list-item>
          <text:p text:style-name="P182">Alice: </text:p>
          <text:list>
            <text:list-item>
              <text:p text:style-name="P182">Picks random exponents a<text:span text:style-name="T16">2</text:span> and a<text:span text:style-name="T16">3</text:span> </text:p>
            </text:list-item>
            <text:list-item>
              <text:p text:style-name="P182">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82">Bob: </text:p>
          <text:list>
            <text:list-item>
              <text:p text:style-name="P182">Picks random exponents b<text:span text:style-name="T16">2</text:span> and b<text:span text:style-name="T16">3</text:span> </text:p>
            </text:list-item>
            <text:list-item>
              <text:p text:style-name="P182">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82">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82">Picks random exponent r </text:p>
            </text:list-item>
            <text:list-item>
              <text:p text:style-name="P182">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82">Sends Alice g<text:span text:style-name="T16">2b</text:span>, g<text:span text:style-name="T16">3b</text:span>, P<text:span text:style-name="T16">b</text:span> and Q<text:span text:style-name="T16">b</text:span> </text:p>
            </text:list-item>
          </text:list>
        </text:list-item>
        <text:list-item>
          <text:p text:style-name="P182">Alice: </text:p>
          <text:list>
            <text:list-item>
              <text:p text:style-name="P182">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82">Picks random exponent s </text:p>
            </text:list-item>
            <text:list-item>
              <text:p text:style-name="P182">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82">Computes R<text:span text:style-name="T16">a</text:span> = (Q<text:span text:style-name="T16">a</text:span> / Q<text:span text:style-name="T16">b</text:span>) <text:span text:style-name="T17">a</text:span><text:span text:style-name="T16">3</text:span> </text:p>
            </text:list-item>
            <text:list-item>
              <text:p text:style-name="P182">Sends Bob P<text:span text:style-name="T16">a</text:span>, Q<text:span text:style-name="T16">a</text:span> and R<text:span text:style-name="T16">a</text:span> </text:p>
            </text:list-item>
          </text:list>
        </text:list-item>
        <text:list-item>
          <text:p text:style-name="P182">Bob: </text:p>
          <text:list>
            <text:list-item>
              <text:p text:style-name="P182">Computes R<text:span text:style-name="T16">b</text:span> = (Q<text:span text:style-name="T16">a</text:span> / Q<text:span text:style-name="T16">b</text:span>) <text:span text:style-name="T17">b</text:span><text:span text:style-name="T16">3</text:span> </text:p>
            </text:list-item>
            <text:list-item>
              <text:p text:style-name="P182">Computes R<text:span text:style-name="T16">ab</text:span> = R<text:span text:style-name="T16">a</text:span><text:span text:style-name="T17">b</text:span><text:span text:style-name="T16">3</text:span> </text:p>
            </text:list-item>
            <text:list-item>
              <text:p text:style-name="P182">Checks whether R<text:span text:style-name="T16">ab</text:span> == (P<text:span text:style-name="T16">a</text:span> / P<text:span text:style-name="T16">b</text:span>) </text:p>
            </text:list-item>
            <text:list-item>
              <text:p text:style-name="P182">Sends Alice R<text:span text:style-name="T16">b</text:span> </text:p>
            </text:list-item>
          </text:list>
        </text:list-item>
        <text:list-item>
          <text:p text:style-name="P182">Alice: </text:p>
          <text:list>
            <text:list-item>
              <text:p text:style-name="P182">Computes R<text:span text:style-name="T16">ab</text:span> = R<text:span text:style-name="T16">b</text:span><text:span text:style-name="T17">a</text:span><text:span text:style-name="T16">3</text:span> </text:p>
            </text:list-item>
            <text:list-item>
              <text:p text:style-name="P182">Checks whether R<text:span text:style-name="T16">ab</text:span> == (P<text:span text:style-name="T16">a</text:span> / P<text:span text:style-name="T16">b</text:span>) </text:p>
            </text:list-item>
          </text:list>
        </text:list-item>
        <text:list-item>
          <text:p text:style-name="P170">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4"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14"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14"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4168229467" text:style-name="L18">
        <text:list-item>
          <text:p text:style-name="P133">A peer generates 128-bit AES and 256-bit SHA-512 keys via the system's cryptographic random number generator.</text:p>
        </text:list-item>
        <text:list-item>
          <text:p text:style-name="P133">Using the destination's public key, the peer encapsulates the two keys via the hybrid cryptographic system.</text:p>
        </text:list-item>
        <text:list-item>
          <text:p text:style-name="P133">The destination peer receives the data, records it, and generates separate keys as in step 1.</text:p>
        </text:list-item>
        <text:list-item>
          <text:p text:style-name="P13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4" text:outline-level="1"><text:bookmark-start text:name="__RefHeading___Toc2164_1676095709"/>UI Fields<text:bookmark-end text:name="__RefHeading___Toc2164_1676095709"/></text:h>
      <text:p text:style-name="P86">Maximum Buffer Size</text:p>
      <text:p text:style-name="P109">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108">Describes the maximum number of bytes which will be allowed after processing the Content-Length field.</text:p>
      <text:p text:style-name="P110"/>
      <text:h text:style-name="P114"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297281934" text:style-name="L19">
        <text:list-item>
          <text:p text:style-name="P171">The encryption or signature public key is gathered <text:span text:style-name="T58">and stored in </text:span><text:span text:style-name="T40">data_t</text:span><text:span text:style-name="T48">.</text:span></text:p>
        </text:list-item>
        <text:list-item>
          <text:p text:style-name="P172">The SHA-512 digest of the <text:span text:style-name="T59">public </text:span>key is computed <text:span text:style-name="T37">and stored in </text:span><text:span text:style-name="T39">hash</text:span><text:span text:style-name="T47">.</text:span></text:p>
        </text:list-item>
        <text:list-item>
          <text:p text:style-name="P173">For DSA, Elliptic Curve DSA, and ElGamal public keys:</text:p>
          <text:list>
            <text:list-item>
              <text:p text:style-name="P173">gcry_sexp_build(&amp;data_t, 0,</text:p>
              <text:p text:style-name="P173">"(data (flags raw)(value %m))",</text:p>
              <text:p text:style-name="P173">hash_t) is computed.</text:p>
            </text:list-item>
          </text:list>
        </text:list-item>
        <text:list-item>
          <text:p text:style-name="P175">For Edward Curve DSA public keys:</text:p>
          <text:list>
            <text:list-item>
              <text:p text:style-name="P175">gcry_sexp_build(&amp;data_t, 0,</text:p>
              <text:p text:style-name="P175">"(data (flags eddsa)(hash-algo sha512)"</text:p>
              <text:p text:style-name="P175">"(value %b))",</text:p>
              <text:p text:style-name="P175">hash.length(),</text:p>
              <text:p text:style-name="P175">hash.constData()) is computed.</text:p>
            </text:list-item>
          </text:list>
        </text:list-item>
        <text:list-item>
          <text:p text:style-name="P175">For RSA public keys:</text:p>
          <text:list>
            <text:list-item>
              <text:p text:style-name="P175">gcry_sexp_build(&amp;data_t, 0,</text:p>
              <text:p text:style-name="P175">"(data (flags pss)(hash sha512 %b)"</text:p>
              <text:p text:style-name="P175">"(random-override %b))",</text:p>
              <text:p text:style-name="P175">hash.length(),</text:p>
              <text:p text:style-name="P175">hash.constData(),</text:p>
              <text:p text:style-name="P175">random.length(),</text:p>
              <text:p text:style-name="P175">random.constData()) is computed, <text:span text:style-name="T57">where the </text:span>variable <text:span text:style-name="T38">random</text:span><text:span text:style-name="T46"> contains 20 bytes of random data.</text:span></text:p>
            </text:list-item>
          </text:list>
        </text:list-item>
        <text:list-item>
          <text:p text:style-name="P177"><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1974765411" text:style-name="L20">
        <text:list-item>
          <text:p text:style-name="P178"><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74">For DSA, Elliptic Curve DSA, and ElGamal public keys:</text:p>
          <text:list>
            <text:list-item>
              <text:p text:style-name="P174">gcry_sexp_build(&amp;data_t, 0,</text:p>
              <text:p text:style-name="P174">"(data (flags raw)(value %m))",</text:p>
              <text:p text:style-name="P176"><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76">For Edward Curve DSA public keys:</text:p>
          <text:list>
            <text:list-item>
              <text:p text:style-name="P176">gcry_sexp_build(&amp;data_t, 0,</text:p>
              <text:p text:style-name="P176">"(data (flags eddsa)(hash-algo sha512)"</text:p>
              <text:p text:style-name="P176">"(value %b))",</text:p>
              <text:p text:style-name="P176">hash.length(),</text:p>
              <text:p text:style-name="P176">hash.constData()) is computed.</text:p>
            </text:list-item>
          </text:list>
        </text:list-item>
        <text:list-item>
          <text:p text:style-name="P176">For RSA public keys:</text:p>
          <text:list>
            <text:list-item>
              <text:p text:style-name="P176">gcry_sexp_build(&amp;data_t, 0,</text:p>
              <text:p text:style-name="P176">"(data (flags pss)(hash sha512 %b)"</text:p>
              <text:p text:style-name="P176">"(random-override %b))",</text:p>
              <text:p text:style-name="P176">hash.length(),</text:p>
              <text:p text:style-name="P176">hash.constData(),</text:p>
              <text:p text:style-name="P176">random.length(),</text:p>
              <text:p text:style-name="P176"><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79"><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14"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14" text:outline-level="1"><text:bookmark-start text:name="__RefHeading___Toc748_390620771"/>References<text:bookmark-end text:name="__RefHeading___Toc748_390620771"/></text:h>
      <text:p text:style-name="P23"><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1-01T20:39:38.918033886</dc:date>
    <meta:editing-duration>P2DT19H48M54S</meta:editing-duration>
    <meta:editing-cycles>731</meta:editing-cycles>
    <meta:generator>LibreOffice/6.4.6.2$Linux_X86_64 LibreOffice_project/40$Build-2</meta:generator>
    <meta:document-statistic meta:table-count="1" meta:image-count="0" meta:object-count="0" meta:page-count="53" meta:paragraph-count="405" meta:word-count="6351" meta:character-count="43628" meta:non-whitespace-character-count="37770"/>
  </office:meta>
</office:document-meta>
</file>